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2" style:family="table">
      <style:table-properties style:width="6.675cm" table:align="left"/>
    </style:style>
    <style:style style:name="Tableau2.A" style:family="table-column">
      <style:table-column-properties style:column-width="0.289cm"/>
    </style:style>
    <style:style style:name="Tableau2.B" style:family="table-column">
      <style:table-column-properties style:column-width="6.385cm"/>
    </style:style>
    <style:style style:name="Tableau2.A1" style:family="table-cell">
      <style:table-cell-properties style:vertical-align="middle" fo:padding-left="0cm" fo:padding-right="0.049cm" fo:padding-top="0cm" fo:padding-bottom="0cm" fo:border-left="none" fo:border-right="0.05pt solid #ecece6" fo:border-top="none" fo:border-bottom="none"/>
    </style:style>
    <style:style style:name="Tableau2.B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f5de3" officeooo:paragraph-rsid="000f5de3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tyle="normal" fo:font-weight="normal" fo:background-color="#1b2426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text-properties officeooo:rsid="000f5de3" officeooo:paragraph-rsid="000f5de3" fo:background-color="#ffffa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afafaf" loext:opacity="100%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3" style:family="text">
      <style:text-properties fo:font-variant="normal" fo:text-transform="none" style:font-name="Consolas" fo:font-style="normal" fo:font-weight="normal" fo:background-color="#1b2426" loext:char-shading-value="0" loext:padding="0cm" loext:border="none"/>
    </style:style>
    <style:style style:name="T4" style:family="text">
      <style:text-properties fo:font-variant="normal" fo:text-transform="none" fo:color="#435a5f" loext:opacity="100%" style:font-name="Consolas" fo:font-style="normal" fo:font-weight="bold" fo:background-color="#1b2426" loext:char-shading-value="0" loext:padding="0cm" loext:border="none"/>
    </style:style>
    <style:style style:name="T5" style:family="text">
      <style:text-properties fo:font-variant="normal" fo:text-transform="none" fo:color="#ffaa3e" loext:opacity="100%" style:font-name="Consolas" fo:font-style="normal" fo:font-weight="normal" fo:background-color="#1b2426" loext:char-shading-value="0" loext:padding="0cm" loext:border="none"/>
    </style:style>
    <style:style style:name="T6" style:family="text">
      <style:text-properties fo:font-variant="normal" fo:text-transform="none" fo:color="#5ce638" loext:opacity="100%" style:font-name="Consolas" fo:font-style="normal" fo:font-weight="normal" fo:background-color="#1b2426" loext:char-shading-value="0" loext:padding="0cm" loext:border="none"/>
    </style:style>
    <style:style style:name="T7" style:family="text">
      <style:text-properties officeooo:rsid="0010a25b"/>
    </style:style>
    <style:style style:name="T8" style:family="text">
      <style:text-properties fo:background-color="#ffff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1"/>SCRIPT BASH POUR LES NULS</text:p>
      <text:p text:style-name="P1"/>
      <text:p text:style-name="P1"/>
      <text:p text:style-name="P1">-<text:span text:style-name="T7">P</text:span>our donner les droit<text:span text:style-name="T7">s</text:span> root de n’importe quelle endroit :</text:p>
      <text:p text:style-name="P1"><text:span text:style-name="T8">sudo nano /etc/sudoers</text:span> puis dans User privilege specification en dessous de<text:span text:style-name="T1"> </text:span>root ajouter le nom de la machine et <text:s/>ALL=(ALL:ALL) ALL</text:p>
      <text:p text:style-name="P1"/>
      <text:p text:style-name="P1">-<text:span text:style-name="T7">C</text:span>réer le fichier qui contiendra le script, ex : script1 :</text:p>
      <text:p text:style-name="P4">nano script1.sh</text:p>
      <text:p text:style-name="P1"/>
      <text:p text:style-name="P1">-<text:span text:style-name="T7">C</text:span>réer le script dans nano script1.sh</text:p>
      <text:p text:style-name="P1">E<text:span text:style-name="T7">x</text:span> :</text:p>
      <text:p text:style-name="P1">Script pour avoir l’heure et la date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1</text:p>
            <text:p text:style-name="P2">2<text:span text:style-name="T2"/></text:p>
          </table:table-cell>
          <table:table-cell table:style-name="Tableau2.B1" office:value-type="string">
            <text:p text:style-name="P3"><text:span text:style-name="Source_20_Text"><text:span text:style-name="T4">#!/bin/bash</text:span></text:span></text:p>
            <text:p text:style-name="P3"><text:span text:style-name="Source_20_Text"><text:span text:style-name="T5">date</text:span></text:span><text:span text:style-name="T3"> </text:span><text:span text:style-name="Source_20_Text"><text:span text:style-name="T6">'+%H:%M:%S %d/%m/%y'</text:span></text:span></text:p>
          </table:table-cell>
        </table:table-row>
      </table:table>
      <text:p text:style-name="P1"/>
      <text:p text:style-name="P1">-<text:span text:style-name="T7">D</text:span>onner les droit au fichier qui contient le script :</text:p>
      <text:p text:style-name="P4">chmod +x script1.sh</text:p>
      <text:p text:style-name="P1"/>
      <text:p text:style-name="P1">-<text:span text:style-name="T7">E</text:span>xécuter le script script1.sh</text:p>
      <text:p text:style-name="P4">./script1.sh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Bitstream Vera Sans Mono', 'Courier New', Courier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4:52:09.157287221</meta:creation-date>
    <dc:date>2024-03-05T15:52:16.591000000</dc:date>
    <meta:editing-duration>PT53M21S</meta:editing-duration>
    <meta:editing-cycles>3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88" meta:character-count="567" meta:non-whitespace-character-count="443"/>
  </office:meta>
</office:document-meta>
</file>